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54cm" svg:height="10.322cm" svg:x="5.429cm" svg:y="5.4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86cm" svg:height="0.962cm" svg:x="9.412cm" svg:y="2.932cm">
          <draw:text-box>
            <text:p>effect of trait</text:p>
          </draw:text-box>
        </draw:frame>
        <draw:frame draw:style-name="gr3" draw:layer="layout" svg:width="6.386cm" svg:height="0.962cm" draw:transform="rotate (1.5707963267949) translate (2.303cm 13.497cm)">
          <draw:text-box>
            <text:p>intensity of extinction</text:p>
          </draw:text-box>
        </draw:frame>
        <draw:frame draw:style-name="gr4" draw:layer="layout" svg:width="1.45cm" svg:height="0.989cm" svg:x="3.613cm" svg:y="6.018cm">
          <draw:text-box>
            <text:p>low</text:p>
          </draw:text-box>
        </draw:frame>
        <draw:frame draw:style-name="gr2" draw:layer="layout" svg:width="1.696cm" svg:height="0.962cm" svg:x="3.49cm" svg:y="13.878cm">
          <draw:text-box>
            <text:p>high</text:p>
          </draw:text-box>
        </draw:frame>
        <draw:frame draw:style-name="gr2" draw:layer="layout" svg:width="2.894cm" svg:height="0.962cm" svg:x="5.699cm" svg:y="4.329cm">
          <draw:text-box>
            <text:p>negative</text:p>
          </draw:text-box>
        </draw:frame>
        <draw:frame draw:style-name="gr2" draw:layer="layout" svg:width="1.907cm" svg:height="0.962cm" svg:x="10.713cm" svg:y="4.329cm">
          <draw:text-box>
            <text:p>none</text:p>
          </draw:text-box>
        </draw:frame>
        <draw:frame draw:style-name="gr2" draw:layer="layout" svg:width="2.648cm" svg:height="0.962cm" svg:x="14.862cm" svg:y="4.329cm">
          <draw:text-box>
            <text:p>posi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1:46:38.865670902</meta:creation-date>
    <dc:date>2016-06-07T11:56:21.213166626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